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ea757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:</text:p>
      <text:p text:style-name="Standard">1)+traerUsuario(String username): Usuario</text:p>
      <text:p text:style-name="Standard">2)+registrarUsuario(Usuario usuario): <text:span text:style-name="T1">int</text:span></text:p>
      <text:p text:style-name="Standard">3)+editarUsuario(Usuario usuario): <text:span text:style-name="T1">void</text:span></text:p>
      <text:p text:style-name="Standard">4)+traerEstudiante(String username): Estudiante</text:p>
      <text:p text:style-name="Standard">5)+agregarEstudiante(Usuario usuario): <text:span text:style-name="T1">int</text:span></text:p>
      <text:p text:style-name="Standard">6)+traerDocente(String username): Docente</text:p>
      <text:p text:style-name="Standard">7)+agregarDocente(Usuario usuario): <text:span text:style-name="T1">int</text:span></text:p>
      <text:p text:style-name="Standard">8)+traerCurso(String nombre): Curso</text:p>
      <text:p text:style-name="Standard">9)+agregarCurso(boolean sePuedeSaltar, String nombre, Docente docente): <text:span text:style-name="T1">int</text:span></text:p>
      <text:p text:style-name="Standard">10)+traerCursoIniciado(String nombre, Estudiante estudiante): CursoIniciado</text:p>
      <text:p text:style-name="Standard">11)+comenzarCurso(Estudiante estudiante, Curso curso): <text:span text:style-name="T1">int</text:span></text:p>
      <text:p text:style-name="Standard">12)+continuarCurso(Estudiante estudiante, CursoIniciado curso):boolean</text:p>
      <text:p text:style-name="Standard">13)+editarCurso(Curso curso): <text:span text:style-name="T1">void</text:span></text:p>
      <text:p text:style-name="Standard">14)+borrarCurso(Curso curso): <text:span text:style-name="T1">void</text:span></text:p>
      <text:p text:style-name="Standard">16)+agregarEscenario(String <text:s/>bloquesPermitidos [], int cantBloquesMax, string hint, string posibleSolucion, string descripción): boolean</text:p>
      <text:p text:style-name="Standard">17)+obtenerEstadisticas(Curso cu<text:bookmark text:name="_GoBack"/>rso): v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editing-cycles>5</meta:editing-cycles>
    <meta:creation-date>2018-09-25T00:46:00</meta:creation-date>
    <dc:date>2018-11-16T16:17:47.491000000</dc:date>
    <meta:editing-duration>PT1H6M33S</meta:editing-duration>
    <meta:generator>LibreOffice/5.3.6.1$Windows_x86 LibreOffice_project/686f202eff87ef707079aeb7f485847613344eb7</meta:generator>
    <meta:document-statistic meta:table-count="0" meta:image-count="0" meta:object-count="0" meta:page-count="1" meta:paragraph-count="17" meta:word-count="69" meta:character-count="862" meta:non-whitespace-character-count="8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